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3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INPUT+GPU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Model / CV</text:p>
          </table:table-cell>
          <table:table-cell table:style-name="ce2" office:value-type="string" calcext:value-type="string" table:number-columns-spanned="2" table:number-rows-spanned="1">
            <text:p>Random CV (10 Fold)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PU CV (5 GPU)</text:p>
          </table:table-cell>
          <table:covered-table-cell table:style-name="ce2"/>
        </table:table-row>
        <table:table-row table:style-name="ro1">
          <table:covered-table-cell/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</table:table-row>
        <table:table-row table:style-name="ro1">
          <table:table-cell office:value-type="string" calcext:value-type="string">
            <text:p>HuberRegressor</text:p>
          </table:table-cell>
          <table:table-cell office:value-type="percentage" office:value="0.668858558356398" calcext:value-type="percentage">
            <text:p>66.89%</text:p>
          </table:table-cell>
          <table:table-cell office:value-type="float" office:value="0.17470101977261" calcext:value-type="float">
            <text:p>0.175</text:p>
          </table:table-cell>
          <table:table-cell office:value-type="percentage" office:value="0.646444372842759" calcext:value-type="percentage">
            <text:p>64.64%</text:p>
          </table:table-cell>
          <table:table-cell office:value-type="float" office:value="0.177492084151733" calcext:value-type="float">
            <text:p>0.177</text:p>
          </table:table-cell>
        </table:table-row>
        <table:table-row table:style-name="ro1">
          <table:table-cell office:value-type="string" calcext:value-type="string">
            <text:p>PolyRidgeRegressor</text:p>
          </table:table-cell>
          <table:table-cell office:value-type="percentage" office:value="0.0631945187796956" calcext:value-type="percentage">
            <text:p>6.32%</text:p>
          </table:table-cell>
          <table:table-cell office:value-type="float" office:value="0.0106596174617895" calcext:value-type="float">
            <text:p>0.011</text:p>
          </table:table-cell>
          <table:table-cell office:value-type="percentage" office:value="0.334086060268038" calcext:value-type="percentage">
            <text:p>33.41%</text:p>
          </table:table-cell>
          <table:table-cell office:value-type="float" office:value="0.0875612776467118" calcext:value-type="float">
            <text:p>0.088</text:p>
          </table:table-cell>
        </table:table-row>
        <table:table-row table:style-name="ro1">
          <table:table-cell office:value-type="string" calcext:value-type="string">
            <text:p>SupportVectorRegresor</text:p>
          </table:table-cell>
          <table:table-cell office:value-type="percentage" office:value="0.0981844511751087" calcext:value-type="percentage">
            <text:p>9.82%</text:p>
          </table:table-cell>
          <table:table-cell office:value-type="float" office:value="0.0154667427723673" calcext:value-type="float">
            <text:p>0.015</text:p>
          </table:table-cell>
          <table:table-cell office:value-type="percentage" office:value="0.33556986123868" calcext:value-type="percentage">
            <text:p>33.56%</text:p>
          </table:table-cell>
          <table:table-cell office:value-type="float" office:value="0.105916247831931" calcext:value-type="float">
            <text:p>0.106</text:p>
          </table:table-cell>
        </table:table-row>
        <table:table-row table:style-name="ro1">
          <table:table-cell office:value-type="string" calcext:value-type="string">
            <text:p>DecisionTreeRegressor</text:p>
          </table:table-cell>
          <table:table-cell office:value-type="percentage" office:value="0.0604029154400618" calcext:value-type="percentage">
            <text:p>6.04%</text:p>
          </table:table-cell>
          <table:table-cell office:value-type="float" office:value="0.00533493202075534" calcext:value-type="float">
            <text:p>0.005</text:p>
          </table:table-cell>
          <table:table-cell office:value-type="percentage" office:value="0.193810233328848" calcext:value-type="percentage">
            <text:p>19.38%</text:p>
          </table:table-cell>
          <table:table-cell office:value-type="float" office:value="0.0487280788805238" calcext:value-type="float">
            <text:p>0.049</text:p>
          </table:table-cell>
        </table:table-row>
        <table:table-row table:style-name="ro1">
          <table:table-cell office:value-type="string" calcext:value-type="string">
            <text:p>ExtraTreesRegressor</text:p>
          </table:table-cell>
          <table:table-cell office:value-type="percentage" office:value="0.0626257455107538" calcext:value-type="percentage">
            <text:p>6.26%</text:p>
          </table:table-cell>
          <table:table-cell office:value-type="float" office:value="0.00798815993756063" calcext:value-type="float">
            <text:p>0.008</text:p>
          </table:table-cell>
          <table:table-cell office:value-type="percentage" office:value="0.223438588117696" calcext:value-type="percentage">
            <text:p>22.34%</text:p>
          </table:table-cell>
          <table:table-cell office:value-type="float" office:value="0.0594099791016349" calcext:value-type="float">
            <text:p>0.059</text:p>
          </table:table-cell>
        </table:table-row>
      </table:table>
      <table:table table:name="GPU1" table:style-name="ta1">
        <table:table-column table:style-name="co3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GPU / Model</text:p>
          </table:table-cell>
          <table:table-cell table:style-name="ce2" office:value-type="string" calcext:value-type="string" table:number-columns-spanned="2" table:number-rows-spanned="1">
            <text:p>H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R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V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DT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TR</text:p>
          </table:table-cell>
          <table:covered-table-cell table:style-name="ce2"/>
        </table:table-row>
        <table:table-row table:style-name="ro1">
          <table:covered-table-cell/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</table:table-row>
        <table:table-row table:style-name="ro1">
          <table:table-cell office:value-type="string" calcext:value-type="string">
            <text:p>RTX 4060 Ti</text:p>
          </table:table-cell>
          <table:table-cell office:value-type="percentage" office:value="0.5404" calcext:value-type="percentage">
            <text:p>54.04%</text:p>
          </table:table-cell>
          <table:table-cell office:value-type="float" office:value="0.1089" calcext:value-type="float">
            <text:p>0.109</text:p>
          </table:table-cell>
          <table:table-cell office:value-type="percentage" office:value="0.1939" calcext:value-type="percentage">
            <text:p>19.39%</text:p>
          </table:table-cell>
          <table:table-cell office:value-type="float" office:value="0.0229" calcext:value-type="float">
            <text:p>0.023</text:p>
          </table:table-cell>
          <table:table-cell office:value-type="percentage" office:value="0.1944" calcext:value-type="percentage">
            <text:p>19.44%</text:p>
          </table:table-cell>
          <table:table-cell office:value-type="float" office:value="0.0182" calcext:value-type="float">
            <text:p>0.018</text:p>
          </table:table-cell>
          <table:table-cell office:value-type="percentage" office:value="0.1718" calcext:value-type="percentage">
            <text:p>17.18%</text:p>
          </table:table-cell>
          <table:table-cell office:value-type="float" office:value="0.0438" calcext:value-type="float">
            <text:p>0.044</text:p>
          </table:table-cell>
          <table:table-cell office:value-type="percentage" office:value="0.1181" calcext:value-type="percentage">
            <text:p>11.81%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TX 3070</text:p>
          </table:table-cell>
          <table:table-cell office:value-type="percentage" office:value="0.6692" calcext:value-type="percentage">
            <text:p>66.92%</text:p>
          </table:table-cell>
          <table:table-cell office:value-type="float" office:value="0.0947" calcext:value-type="float">
            <text:p>0.095</text:p>
          </table:table-cell>
          <table:table-cell office:value-type="percentage" office:value="0.2371" calcext:value-type="percentage">
            <text:p>23.71%</text:p>
          </table:table-cell>
          <table:table-cell office:value-type="float" office:value="0.0264" calcext:value-type="float">
            <text:p>0.026</text:p>
          </table:table-cell>
          <table:table-cell office:value-type="percentage" office:value="0.2391" calcext:value-type="percentage">
            <text:p>23.91%</text:p>
          </table:table-cell>
          <table:table-cell office:value-type="float" office:value="0.0185" calcext:value-type="float">
            <text:p>0.019</text:p>
          </table:table-cell>
          <table:table-cell office:value-type="percentage" office:value="0.1447" calcext:value-type="percentage">
            <text:p>14.47%</text:p>
          </table:table-cell>
          <table:table-cell office:value-type="float" office:value="0.005" calcext:value-type="float">
            <text:p>0.005</text:p>
          </table:table-cell>
          <table:table-cell office:value-type="percentage" office:value="0.2072" calcext:value-type="percentage">
            <text:p>20.72%</text:p>
          </table:table-cell>
          <table:table-cell office:value-type="float" office:value="0.0291" calcext:value-type="float">
            <text:p>0.029</text:p>
          </table:table-cell>
        </table:table-row>
        <table:table-row table:style-name="ro1">
          <table:table-cell office:value-type="string" calcext:value-type="string">
            <text:p>RTX 3060</text:p>
          </table:table-cell>
          <table:table-cell office:value-type="percentage" office:value="0.901" calcext:value-type="percentage">
            <text:p>90.10%</text:p>
          </table:table-cell>
          <table:table-cell office:value-type="float" office:value="0.1653" calcext:value-type="float">
            <text:p>0.165</text:p>
          </table:table-cell>
          <table:table-cell office:value-type="percentage" office:value="0.3625" calcext:value-type="percentage">
            <text:p>36.25%</text:p>
          </table:table-cell>
          <table:table-cell office:value-type="float" office:value="0.058" calcext:value-type="float">
            <text:p>0.058</text:p>
          </table:table-cell>
          <table:table-cell office:value-type="percentage" office:value="0.3496" calcext:value-type="percentage">
            <text:p>34.96%</text:p>
          </table:table-cell>
          <table:table-cell office:value-type="float" office:value="0.0666" calcext:value-type="float">
            <text:p>0.067</text:p>
          </table:table-cell>
          <table:table-cell office:value-type="percentage" office:value="0.2414" calcext:value-type="percentage">
            <text:p>24.14%</text:p>
          </table:table-cell>
          <table:table-cell office:value-type="float" office:value="0.0179" calcext:value-type="float">
            <text:p>0.018</text:p>
          </table:table-cell>
          <table:table-cell office:value-type="percentage" office:value="0.2776" calcext:value-type="percentage">
            <text:p>27.76%</text:p>
          </table:table-cell>
          <table:table-cell office:value-type="float" office:value="0.0469" calcext:value-type="float">
            <text:p>0.047</text:p>
          </table:table-cell>
        </table:table-row>
        <table:table-row table:style-name="ro1">
          <table:table-cell office:value-type="string" calcext:value-type="string">
            <text:p>RTX 2070 SUPER</text:p>
          </table:table-cell>
          <table:table-cell office:value-type="percentage" office:value="0.5467" calcext:value-type="percentage">
            <text:p>54.67%</text:p>
          </table:table-cell>
          <table:table-cell office:value-type="float" office:value="0.159" calcext:value-type="float">
            <text:p>0.159</text:p>
          </table:table-cell>
          <table:table-cell office:value-type="percentage" office:value="0.225" calcext:value-type="percentage">
            <text:p>22.50%</text:p>
          </table:table-cell>
          <table:table-cell office:value-type="float" office:value="0.0692" calcext:value-type="float">
            <text:p>0.069</text:p>
          </table:table-cell>
          <table:table-cell office:value-type="percentage" office:value="0.2286" calcext:value-type="percentage">
            <text:p>22.86%</text:p>
          </table:table-cell>
          <table:table-cell office:value-type="float" office:value="0.0645" calcext:value-type="float">
            <text:p>0.065</text:p>
          </table:table-cell>
          <table:table-cell office:value-type="percentage" office:value="0.2339" calcext:value-type="percentage">
            <text:p>23.39%</text:p>
          </table:table-cell>
          <table:table-cell office:value-type="float" office:value="0.0728" calcext:value-type="float">
            <text:p>0.073</text:p>
          </table:table-cell>
          <table:table-cell office:value-type="percentage" office:value="0.217" calcext:value-type="percentage">
            <text:p>21.70%</text:p>
          </table:table-cell>
          <table:table-cell office:value-type="float" office:value="0.0505" calcext:value-type="float">
            <text:p>0.051</text:p>
          </table:table-cell>
        </table:table-row>
        <table:table-row table:style-name="ro1">
          <table:table-cell office:value-type="string" calcext:value-type="string">
            <text:p>GTX 1060</text:p>
          </table:table-cell>
          <table:table-cell office:value-type="percentage" office:value="0.5749" calcext:value-type="percentage">
            <text:p>57.49%</text:p>
          </table:table-cell>
          <table:table-cell office:value-type="float" office:value="0.3596" calcext:value-type="float">
            <text:p>0.360</text:p>
          </table:table-cell>
          <table:table-cell office:value-type="percentage" office:value="0.6519" calcext:value-type="percentage">
            <text:p>65.19%</text:p>
          </table:table-cell>
          <table:table-cell office:value-type="float" office:value="0.2612" calcext:value-type="float">
            <text:p>0.261</text:p>
          </table:table-cell>
          <table:table-cell office:value-type="percentage" office:value="0.6662" calcext:value-type="percentage">
            <text:p>66.62%</text:p>
          </table:table-cell>
          <table:table-cell office:value-type="float" office:value="0.3618" calcext:value-type="float">
            <text:p>0.362</text:p>
          </table:table-cell>
          <table:table-cell office:value-type="percentage" office:value="0.3768" calcext:value-type="percentage">
            <text:p>37.68%</text:p>
          </table:table-cell>
          <table:table-cell office:value-type="float" office:value="0.1972" calcext:value-type="float">
            <text:p>0.197</text:p>
          </table:table-cell>
          <table:table-cell office:value-type="percentage" office:value="0.3768" calcext:value-type="percentage">
            <text:p>37.68%</text:p>
          </table:table-cell>
          <table:table-cell office:value-type="float" office:value="0.1972" calcext:value-type="float">
            <text:p>0.197</text:p>
          </table:table-cell>
        </table:table-row>
        <table:table-row table:style-name="ro1">
          <table:table-cell table:style-name="Default" table:number-columns-repeated="3"/>
          <table:table-cell table:style-name="ce5"/>
          <table:table-cell table:style-name="Default" table:number-columns-repeated="7"/>
        </table:table-row>
      </table:table>
      <table:table table:name="INPUT+GPU+PROF" table:style-name="ta1">
        <table:table-column table:style-name="co4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Model / CV</text:p>
          </table:table-cell>
          <table:table-cell table:style-name="ce2" office:value-type="string" calcext:value-type="string" table:number-columns-spanned="2" table:number-rows-spanned="1">
            <text:p>Random CV (10 Fold)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PU CV (5 GPU)</text:p>
          </table:table-cell>
          <table:covered-table-cell table:style-name="ce2"/>
        </table:table-row>
        <table:table-row table:style-name="ro1">
          <table:covered-table-cell/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</table:table-row>
        <table:table-row table:style-name="ro1">
          <table:table-cell office:value-type="string" calcext:value-type="string">
            <text:p>HuberRegressor</text:p>
          </table:table-cell>
          <table:table-cell office:value-type="percentage" office:value="0.321418438130634" calcext:value-type="percentage">
            <text:p>32.14%</text:p>
          </table:table-cell>
          <table:table-cell office:value-type="float" office:value="0.0911341270863064" calcext:value-type="float">
            <text:p>0.091</text:p>
          </table:table-cell>
          <table:table-cell office:value-type="percentage" office:value="12.5474094893464" calcext:value-type="percentage">
            <text:p>1254.74%</text:p>
          </table:table-cell>
          <table:table-cell office:value-type="float" office:value="3.24809209985898" calcext:value-type="float">
            <text:p>3.248</text:p>
          </table:table-cell>
        </table:table-row>
        <table:table-row table:style-name="ro1">
          <table:table-cell office:value-type="string" calcext:value-type="string">
            <text:p>PolyRidgeRegressor</text:p>
          </table:table-cell>
          <table:table-cell office:value-type="percentage" office:value="0.0578710359252572" calcext:value-type="percentage">
            <text:p>5.79%</text:p>
          </table:table-cell>
          <table:table-cell office:value-type="float" office:value="0.00583340378526705" calcext:value-type="float">
            <text:p>0.006</text:p>
          </table:table-cell>
          <table:table-cell office:value-type="percentage" office:value="0.413261608553418" calcext:value-type="percentage">
            <text:p>41.33%</text:p>
          </table:table-cell>
          <table:table-cell office:value-type="float" office:value="0.143808575799686" calcext:value-type="float">
            <text:p>0.144</text:p>
          </table:table-cell>
        </table:table-row>
        <table:table-row table:style-name="ro1">
          <table:table-cell office:value-type="string" calcext:value-type="string">
            <text:p>SupportVectorRegresor</text:p>
          </table:table-cell>
          <table:table-cell office:value-type="percentage" office:value="0.0555991150625135" calcext:value-type="percentage">
            <text:p>5.56%</text:p>
          </table:table-cell>
          <table:table-cell office:value-type="float" office:value="0.00665954674121447" calcext:value-type="float">
            <text:p>0.007</text:p>
          </table:table-cell>
          <table:table-cell office:value-type="percentage" office:value="0.277183611548453" calcext:value-type="percentage">
            <text:p>27.72%</text:p>
          </table:table-cell>
          <table:table-cell office:value-type="float" office:value="0.0448858391738292" calcext:value-type="float">
            <text:p>0.045</text:p>
          </table:table-cell>
        </table:table-row>
        <table:table-row table:style-name="ro1">
          <table:table-cell office:value-type="string" calcext:value-type="string">
            <text:p>DecisionTreeRegressor</text:p>
          </table:table-cell>
          <table:table-cell office:value-type="percentage" office:value="0.0633607241905374" calcext:value-type="percentage">
            <text:p>6.34%</text:p>
          </table:table-cell>
          <table:table-cell office:value-type="float" office:value="0.00579387143262937" calcext:value-type="float">
            <text:p>0.006</text:p>
          </table:table-cell>
          <table:table-cell office:value-type="percentage" office:value="0.196867823247592" calcext:value-type="percentage">
            <text:p>19.69%</text:p>
          </table:table-cell>
          <table:table-cell office:value-type="float" office:value="0.0583593364881289" calcext:value-type="float">
            <text:p>0.058</text:p>
          </table:table-cell>
        </table:table-row>
        <table:table-row table:style-name="ro1">
          <table:table-cell office:value-type="string" calcext:value-type="string">
            <text:p>ExtraTreesRegressor</text:p>
          </table:table-cell>
          <table:table-cell office:value-type="percentage" office:value="0.0527392514728442" calcext:value-type="percentage">
            <text:p>5.27%</text:p>
          </table:table-cell>
          <table:table-cell office:value-type="float" office:value="0.00358031103511566" calcext:value-type="float">
            <text:p>0.004</text:p>
          </table:table-cell>
          <table:table-cell office:value-type="percentage" office:value="0.178398117949768" calcext:value-type="percentage">
            <text:p>17.84%</text:p>
          </table:table-cell>
          <table:table-cell office:value-type="float" office:value="0.0492763010165895" calcext:value-type="float">
            <text:p>0.049</text:p>
          </table:table-cell>
        </table:table-row>
      </table:table>
      <table:table table:name="GPU2" table:style-name="ta1">
        <table:table-column table:style-name="co5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GPU / Model</text:p>
          </table:table-cell>
          <table:table-cell table:style-name="ce2" office:value-type="string" calcext:value-type="string" table:number-columns-spanned="2" table:number-rows-spanned="1">
            <text:p>H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R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V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DT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TR</text:p>
          </table:table-cell>
          <table:covered-table-cell table:style-name="ce2"/>
        </table:table-row>
        <table:table-row table:style-name="ro1">
          <table:covered-table-cell/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</text:p>
          </table:table-cell>
          <table:table-cell table:style-name="ce2" office:value-type="string" calcext:value-type="string">
            <text:p>MAE</text:p>
          </table:table-cell>
        </table:table-row>
        <table:table-row table:style-name="ro1">
          <table:table-cell office:value-type="string" calcext:value-type="string">
            <text:p>RTX 4060 Ti</text:p>
          </table:table-cell>
          <table:table-cell office:value-type="percentage" office:value="24.0811" calcext:value-type="percentage">
            <text:p>2408.11%</text:p>
          </table:table-cell>
          <table:table-cell office:value-type="float" office:value="1.1987" calcext:value-type="float">
            <text:p>1.199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0.0981" calcext:value-type="float">
            <text:p>0.098</text:p>
          </table:table-cell>
          <table:table-cell office:value-type="percentage" office:value="0.2225" calcext:value-type="percentage">
            <text:p>22.25%</text:p>
          </table:table-cell>
          <table:table-cell office:value-type="float" office:value="0.0455" calcext:value-type="float">
            <text:p>0.046</text:p>
          </table:table-cell>
          <table:table-cell office:value-type="percentage" office:value="0.2581" calcext:value-type="percentage">
            <text:p>25.81%</text:p>
          </table:table-cell>
          <table:table-cell office:value-type="float" office:value="0.0465" calcext:value-type="float">
            <text:p>0.047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0.0063" calcext:value-type="float">
            <text:p>0.006</text:p>
          </table:table-cell>
        </table:table-row>
        <table:table-row table:style-name="ro1">
          <table:table-cell office:value-type="string" calcext:value-type="string">
            <text:p>RTX 3070</text:p>
          </table:table-cell>
          <table:table-cell office:value-type="percentage" office:value="0.5987" calcext:value-type="percentage">
            <text:p>59.87%</text:p>
          </table:table-cell>
          <table:table-cell office:value-type="float" office:value="0.0527" calcext:value-type="float">
            <text:p>0.053</text:p>
          </table:table-cell>
          <table:table-cell office:value-type="percentage" office:value="0.523" calcext:value-type="percentage">
            <text:p>52.30%</text:p>
          </table:table-cell>
          <table:table-cell office:value-type="float" office:value="0.059" calcext:value-type="float">
            <text:p>0.059</text:p>
          </table:table-cell>
          <table:table-cell office:value-type="percentage" office:value="0.4339" calcext:value-type="percentage">
            <text:p>43.39%</text:p>
          </table:table-cell>
          <table:table-cell office:value-type="float" office:value="0.0182" calcext:value-type="float">
            <text:p>0.018</text:p>
          </table:table-cell>
          <table:table-cell office:value-type="percentage" office:value="0.207" calcext:value-type="percentage">
            <text:p>20.70%</text:p>
          </table:table-cell>
          <table:table-cell office:value-type="float" office:value="0.0384" calcext:value-type="float">
            <text:p>0.038</text:p>
          </table:table-cell>
          <table:table-cell office:value-type="percentage" office:value="0.206" calcext:value-type="percentage">
            <text:p>20.60%</text:p>
          </table:table-cell>
          <table:table-cell office:value-type="float" office:value="0.0241" calcext:value-type="float">
            <text:p>0.024</text:p>
          </table:table-cell>
        </table:table-row>
        <table:table-row table:style-name="ro1">
          <table:table-cell office:value-type="string" calcext:value-type="string">
            <text:p>RTX 3060</text:p>
          </table:table-cell>
          <table:table-cell office:value-type="percentage" office:value="0.5022" calcext:value-type="percentage">
            <text:p>50.22%</text:p>
          </table:table-cell>
          <table:table-cell office:value-type="float" office:value="0.1536" calcext:value-type="float">
            <text:p>0.154</text:p>
          </table:table-cell>
          <table:table-cell office:value-type="percentage" office:value="0.3301" calcext:value-type="percentage">
            <text:p>33.01%</text:p>
          </table:table-cell>
          <table:table-cell office:value-type="float" office:value="0.1137" calcext:value-type="float">
            <text:p>0.114</text:p>
          </table:table-cell>
          <table:table-cell office:value-type="percentage" office:value="0.1854" calcext:value-type="percentage">
            <text:p>18.54%</text:p>
          </table:table-cell>
          <table:table-cell office:value-type="float" office:value="0.0247" calcext:value-type="float">
            <text:p>0.025</text:p>
          </table:table-cell>
          <table:table-cell office:value-type="percentage" office:value="0.1676" calcext:value-type="percentage">
            <text:p>16.76%</text:p>
          </table:table-cell>
          <table:table-cell office:value-type="float" office:value="0.0387" calcext:value-type="float">
            <text:p>0.039</text:p>
          </table:table-cell>
          <table:table-cell office:value-type="percentage" office:value="0.166" calcext:value-type="percentage">
            <text:p>16.60%</text:p>
          </table:table-cell>
          <table:table-cell office:value-type="float" office:value="0.0101" calcext:value-type="float">
            <text:p>0.010</text:p>
          </table:table-cell>
        </table:table-row>
        <table:table-row table:style-name="ro1">
          <table:table-cell office:value-type="string" calcext:value-type="string">
            <text:p>RTX 2070 SUPER</text:p>
          </table:table-cell>
          <table:table-cell office:value-type="percentage" office:value="0.3744" calcext:value-type="percentage">
            <text:p>37.44%</text:p>
          </table:table-cell>
          <table:table-cell office:value-type="float" office:value="0.0879" calcext:value-type="float">
            <text:p>0.088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0.0358" calcext:value-type="float">
            <text:p>0.036</text:p>
          </table:table-cell>
          <table:table-cell office:value-type="percentage" office:value="0.1651" calcext:value-type="percentage">
            <text:p>16.51%</text:p>
          </table:table-cell>
          <table:table-cell office:value-type="float" office:value="0.0371" calcext:value-type="float">
            <text:p>0.037</text:p>
          </table:table-cell>
          <table:table-cell office:value-type="percentage" office:value="0.2631" calcext:value-type="percentage">
            <text:p>26.31%</text:p>
          </table:table-cell>
          <table:table-cell office:value-type="float" office:value="0.0729" calcext:value-type="float">
            <text:p>0.073</text:p>
          </table:table-cell>
          <table:table-cell office:value-type="percentage" office:value="0.2156" calcext:value-type="percentage">
            <text:p>21.56%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GTX 1060</text:p>
          </table:table-cell>
          <table:table-cell office:value-type="percentage" office:value="37.1865" calcext:value-type="percentage">
            <text:p>3718.65%</text:p>
          </table:table-cell>
          <table:table-cell office:value-type="float" office:value="14.7473" calcext:value-type="float">
            <text:p>14.747</text:p>
          </table:table-cell>
          <table:table-cell office:value-type="percentage" office:value="0.7996" calcext:value-type="percentage">
            <text:p>79.96%</text:p>
          </table:table-cell>
          <table:table-cell office:value-type="float" office:value="0.4125" calcext:value-type="float">
            <text:p>0.413</text:p>
          </table:table-cell>
          <table:table-cell office:value-type="percentage" office:value="0.3791" calcext:value-type="percentage">
            <text:p>37.91%</text:p>
          </table:table-cell>
          <table:table-cell office:value-type="float" office:value="0.099" calcext:value-type="float">
            <text:p>0.099</text:p>
          </table:table-cell>
          <table:table-cell office:value-type="percentage" office:value="0.2983" calcext:value-type="percentage">
            <text:p>29.83%</text:p>
          </table:table-cell>
          <table:table-cell office:value-type="float" office:value="0.1781" calcext:value-type="float">
            <text:p>0.178</text:p>
          </table:table-cell>
          <table:table-cell office:value-type="percentage" office:value="0.1925" calcext:value-type="percentage">
            <text:p>19.25%</text:p>
          </table:table-cell>
          <table:table-cell office:value-type="float" office:value="0.1486" calcext:value-type="float">
            <text:p>0.149</text:p>
          </table:table-cell>
        </table:table-row>
      </table:table>
      <table:named-expressions/>
      <table:database-ranges>
        <table:database-range table:name="__Anonymous_Sheet_DB__0" table:target-range-address="'INPUT+GPU'.B3:'INPUT+GPU'.E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5:47:59.901133051</meta:creation-date>
    <dc:date>2024-11-28T16:33:42.341137788</dc:date>
    <meta:editing-duration>PT3M20S</meta:editing-duration>
    <meta:editing-cycles>1</meta:editing-cycles>
    <meta:generator>LibreOffice/7.3.7.2$Linux_X86_64 LibreOffice_project/30$Build-2</meta:generator>
    <meta:document-statistic meta:table-count="4" meta:cell-count="206" meta:object-count="0"/>
  </office:meta>
</office:document-meta>
</file>